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90000001904A117BD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11.29mm" svg:y="-1.22mm" svg:width="103.05mm" svg:height="103.05mm" draw:z-index="0"><draw:image xlink:href="Pictures/1000000100000190000001904A117BDB.png" xlink:type="simple" xlink:show="embed" xlink:actuate="onLoad" draw:mime-type="image/png"/></draw:frame><draw:frame draw:style-name="fr1" draw:name="Image2" text:anchor-type="char" svg:x="11.27mm" svg:y="161.11mm" svg:width="119.34mm" svg:height="119.34mm" draw:z-index="1"><draw:image xlink:href="Pictures/1000000100000190000001904A117BDB.png" xlink:type="simple" xlink:show="embed" xlink:actuate="onLoad" draw:mime-type="image/png"/></draw:frame><draw:frame draw:style-name="fr1" draw:name="Image3" text:anchor-type="char" svg:x="117.9mm" svg:y="76.92mm" svg:width="76.2mm" svg:height="76.2mm" draw:z-index="2"><draw:image xlink:href="Pictures/1000000100000190000001904A117BD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6.74mm" fo:margin-bottom="6.17mm" fo:margin-left="8.18mm" fo:margin-right="8.33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20:39:26.043656137</meta:creation-date>
    <dc:date>2024-08-31T11:18:50.464480855</dc:date>
    <meta:editing-duration>PT23M44S</meta:editing-duration>
    <meta:editing-cycles>9</meta:editing-cycles>
    <meta:generator>LibreOffice/24.2.4.2$Linux_X86_64 LibreOffice_project/420$Build-2</meta:generator>
    <meta:print-date>2024-08-31T11:18:53.384843603</meta:print-date>
    <meta:document-statistic meta:table-count="0" meta:image-count="3" meta:object-count="0" meta:page-count="1" meta:paragraph-count="0" meta:word-count="0" meta:character-count="0" meta:non-whitespace-character-count="0"/>
  </office:meta>
</office:document-meta>
</file>